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52cm"/>
    </style:style>
    <style:style style:name="gr5" style:family="graphic" style:parent-style-name="standard">
      <style:graphic-properties draw:stroke="none" svg:stroke-color="#000000" draw:fill="none" draw:fill-color="#ffffff" fo:min-height="0.251cm"/>
    </style:style>
    <style:style style:name="gr6" style:family="graphic" style:parent-style-name="standard">
      <style:graphic-properties draw:stroke="none" svg:stroke-color="#000000" draw:fill="none" draw:fill-color="#ffffff" fo:min-height="0.249cm"/>
    </style:style>
    <style:style style:name="gr7" style:family="graphic" style:parent-style-name="standard">
      <style:graphic-properties draw:stroke="none" svg:stroke-color="#000000" draw:fill="none" draw:fill-color="#ffffff" fo:min-height="0.234cm"/>
    </style:style>
    <style:style style:name="gr8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979cm" fo:min-width="8.243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425cm"/>
    </style:style>
    <style:style style:name="gr10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3.875cm" fo:min-width="8.631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源ノ角ゴシック JP ExtraLight" fo:font-size="8pt" style:font-name-asian="源ノ角ゴシック JP ExtraLigh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源ノ角ゴシック JP ExtraLight" fo:font-size="6pt" style:font-name-asian="源ノ角ゴシック JP ExtraLight" style:font-size-asian="6pt" style:font-size-complex="6pt"/>
    </style:style>
    <style:style style:name="T1" style:family="text">
      <style:text-properties style:font-name="源ノ角ゴシック JP ExtraLight" fo:font-size="8pt" style:font-name-asian="源ノ角ゴシック JP ExtraLight" style:font-size-asian="8pt" style:font-size-complex="8pt"/>
    </style:style>
    <style:style style:name="T2" style:family="text">
      <style:text-properties style:font-name="源ノ角ゴシック JP ExtraLight" fo:font-size="6pt" style:font-name-asian="源ノ角ゴシック JP ExtraLight" style:font-size-asian="6pt" style:font-size-complex="6pt"/>
    </style:style>
    <style:style style:name="T3" style:family="text">
      <style:text-properties style:font-name="源ノ角ゴシック JP ExtraLight" fo:font-size="6pt" fo:font-style="italic" style:font-name-asian="源ノ角ゴシック JP ExtraLight" style:font-size-asian="6pt" style:font-style-asian="italic" style:font-size-complex="6pt" style:font-style-complex="italic"/>
    </style:style>
    <style:style style:name="T4" style:family="text">
      <style:text-properties style:font-name="源ノ角ゴシック JP ExtraLight" fo:font-size="6pt" fo:font-style="normal" style:font-name-asian="源ノ角ゴシック JP ExtraLight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3" draw:id="id13" draw:layer="layout" svg:width="0.467cm" svg:height="0.467cm" svg:x="5.042cm" svg:y="1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1.243cm" svg:y="4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67cm" svg:height="0.467cm" svg:x="2.038cm" svg:y="5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67cm" svg:height="0.467cm" svg:x="3.121cm" svg:y="4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693cm" svg:y1="3.141cm" svg:x2="1.477cm" svg:y2="4.528cm" draw:start-shape="id1" draw:start-glue-point="8" draw:end-shape="id2" draw:end-glue-point="4" svg:d="M2693 3141l-1216 1387" svg:viewBox="0 0 1217 1388">
          <text:p/>
        </draw:connector>
        <draw:connector draw:style-name="gr3" draw:text-style-name="P1" draw:layer="layout" draw:type="line" svg:x1="2.693cm" svg:y1="3.141cm" svg:x2="2.437cm" svg:y2="5.501cm" draw:start-shape="id1" draw:start-glue-point="8" draw:end-shape="id3" draw:end-glue-point="11" svg:d="M2693 3141l-256 2360" svg:viewBox="0 0 257 2361">
          <text:p/>
        </draw:connector>
        <draw:connector draw:style-name="gr3" draw:text-style-name="P1" draw:layer="layout" draw:type="line" svg:x1="2.693cm" svg:y1="3.141cm" svg:x2="3.355cm" svg:y2="4.397cm" draw:start-shape="id1" draw:start-glue-point="8" draw:end-shape="id4" draw:end-glue-point="4" svg:d="M2693 3141l662 1256" svg:viewBox="0 0 663 1257">
          <text:p/>
        </draw:connector>
        <draw:frame draw:style-name="gr4" draw:text-style-name="P3" draw:layer="layout" svg:width="3.878cm" svg:height="0.602cm" svg:x="5.503cm" svg:y="1.215cm">
          <draw:text-box>
            <text:p text:style-name="P2"><text:span text:style-name="T1">ou=Aqours ←</text:span><text:span text:style-name="T1">探索の起点</text:span></text:p>
          </draw:text-box>
        </draw:frame>
        <draw:frame draw:style-name="gr5" draw:text-style-name="P5" draw:layer="layout" svg:width="2.003cm" svg:height="0.501cm" svg:x="0.88cm" svg:y="5.049cm">
          <draw:text-box>
            <text:p text:style-name="P4"><text:span text:style-name="T2">cn=</text:span><text:span text:style-name="T2">高海千歌</text:span></text:p>
          </draw:text-box>
        </draw:frame>
        <draw:frame draw:style-name="gr5" draw:text-style-name="P5" draw:layer="layout" svg:width="2.003cm" svg:height="0.501cm" svg:x="2.386cm" svg:y="5.433cm">
          <draw:text-box>
            <text:p text:style-name="P4"><text:span text:style-name="T2">cn=</text:span><text:span text:style-name="T2">渡辺曜</text:span></text:p>
          </draw:text-box>
        </draw:frame>
        <draw:frame draw:style-name="gr6" draw:text-style-name="P5" draw:layer="layout" svg:width="1.992cm" svg:height="0.499cm" svg:x="2.444cm" svg:y="4.888cm">
          <draw:text-box>
            <text:p text:style-name="P4"><text:span text:style-name="T2">cn=</text:span><text:span text:style-name="T2">黒澤ルビィ</text:span></text:p>
          </draw:text-box>
        </draw:frame>
        <draw:custom-shape draw:style-name="gr2" draw:text-style-name="P1" xml:id="id1" draw:id="id1" draw:layer="layout" svg:width="0.467cm" svg:height="0.467cm" svg:x="2.459cm" svg:y="2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67cm" svg:height="0.467cm" svg:x="4.33cm" svg:y="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67cm" svg:height="0.467cm" svg:x="5.125cm" svg:y="5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67cm" svg:height="0.467cm" svg:x="6.208cm" svg:y="4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8cm" svg:y1="3.127cm" svg:x2="4.564cm" svg:y2="4.514cm" draw:start-shape="id5" draw:start-glue-point="8" draw:end-shape="id6" draw:end-glue-point="4" svg:d="M5780 3127l-1216 1387" svg:viewBox="0 0 1217 1388">
          <text:p/>
        </draw:connector>
        <draw:connector draw:style-name="gr3" draw:text-style-name="P1" draw:layer="layout" draw:type="line" svg:x1="5.78cm" svg:y1="3.127cm" svg:x2="5.524cm" svg:y2="5.487cm" draw:start-shape="id5" draw:start-glue-point="8" draw:end-shape="id7" draw:end-glue-point="11" svg:d="M5780 3127l-256 2360" svg:viewBox="0 0 257 2361">
          <text:p/>
        </draw:connector>
        <draw:connector draw:style-name="gr3" draw:text-style-name="P1" draw:layer="layout" draw:type="line" svg:x1="5.78cm" svg:y1="3.127cm" svg:x2="6.442cm" svg:y2="4.383cm" draw:start-shape="id5" draw:start-glue-point="8" draw:end-shape="id8" draw:end-glue-point="4" svg:d="M5780 3127l662 1256" svg:viewBox="0 0 663 1257">
          <text:p/>
        </draw:connector>
        <draw:frame draw:style-name="gr5" draw:text-style-name="P5" draw:layer="layout" svg:width="2.003cm" svg:height="0.501cm" svg:x="5.473cm" svg:y="5.419cm">
          <draw:text-box>
            <text:p text:style-name="P4"><text:span text:style-name="T2">cn=</text:span><text:span text:style-name="T2">国木田花丸</text:span></text:p>
          </draw:text-box>
        </draw:frame>
        <draw:frame draw:style-name="gr6" draw:text-style-name="P5" draw:layer="layout" svg:width="1.992cm" svg:height="0.499cm" svg:x="5.401cm" svg:y="4.795cm">
          <draw:text-box>
            <text:p text:style-name="P4"><text:span text:style-name="T2">cn=</text:span><text:span text:style-name="T2">黒澤ダイヤ</text:span></text:p>
          </draw:text-box>
        </draw:frame>
        <draw:custom-shape draw:style-name="gr2" draw:text-style-name="P1" xml:id="id5" draw:id="id5" draw:layer="layout" svg:width="0.467cm" svg:height="0.467cm" svg:x="5.546cm" svg:y="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467cm" svg:height="0.467cm" svg:x="7.2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67cm" svg:height="0.467cm" svg:x="8.012cm" svg:y="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67cm" svg:height="0.467cm" svg:x="9.095cm" svg:y="4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667cm" svg:y1="3.213cm" svg:x2="7.451cm" svg:y2="4.5cm" draw:start-shape="id9" draw:start-glue-point="8" draw:end-shape="id10" draw:end-glue-point="4" svg:d="M8667 3213l-1216 1287" svg:viewBox="0 0 1217 1288">
          <text:p/>
        </draw:connector>
        <draw:connector draw:style-name="gr3" draw:text-style-name="P1" draw:layer="layout" draw:type="line" svg:x1="8.667cm" svg:y1="3.213cm" svg:x2="8.411cm" svg:y2="5.473cm" draw:start-shape="id9" draw:start-glue-point="8" draw:end-shape="id11" draw:end-glue-point="11" svg:d="M8667 3213l-256 2260" svg:viewBox="0 0 257 2261">
          <text:p/>
        </draw:connector>
        <draw:connector draw:style-name="gr3" draw:text-style-name="P1" draw:layer="layout" draw:type="line" svg:x1="8.667cm" svg:y1="3.213cm" svg:x2="9.329cm" svg:y2="4.369cm" draw:start-shape="id9" draw:start-glue-point="8" draw:end-shape="id12" draw:end-glue-point="4" svg:d="M8667 3213l662 1156" svg:viewBox="0 0 663 1157">
          <text:p/>
        </draw:connector>
        <draw:frame draw:style-name="gr5" draw:text-style-name="P5" draw:layer="layout" svg:width="2.003cm" svg:height="0.501cm" svg:x="8.36cm" svg:y="5.405cm">
          <draw:text-box>
            <text:p text:style-name="P4"><text:span text:style-name="T2">cn=</text:span><text:span text:style-name="T2">桜内梨子</text:span></text:p>
          </draw:text-box>
        </draw:frame>
        <draw:frame draw:style-name="gr6" draw:text-style-name="P5" draw:layer="layout" svg:width="1.992cm" svg:height="0.499cm" svg:x="8.63cm" svg:y="4.891cm">
          <draw:text-box>
            <text:p text:style-name="P4"><text:span text:style-name="T2">cn=</text:span><text:span text:style-name="T2">津島ヨハネ</text:span></text:p>
          </draw:text-box>
        </draw:frame>
        <draw:custom-shape draw:style-name="gr2" draw:text-style-name="P1" xml:id="id9" draw:id="id9" draw:layer="layout" svg:width="0.467cm" svg:height="0.467cm" svg:x="8.433cm" svg:y="2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003cm" svg:height="0.501cm" svg:x="3.974cm" svg:y="4.92cm">
          <draw:text-box>
            <text:p text:style-name="P4"><text:span text:style-name="T2">cn=</text:span><text:span text:style-name="T2">松浦果南</text:span></text:p>
          </draw:text-box>
        </draw:frame>
        <draw:frame draw:style-name="gr6" draw:text-style-name="P5" draw:layer="layout" svg:width="1.992cm" svg:height="0.499cm" svg:x="6.921cm" svg:y="4.842cm">
          <draw:text-box>
            <text:p text:style-name="P4"><text:span text:style-name="T2">cn=</text:span><text:span text:style-name="T2">小原鞠莉</text:span></text:p>
          </draw:text-box>
        </draw:frame>
        <draw:connector draw:style-name="gr3" draw:text-style-name="P1" draw:layer="layout" draw:type="line" svg:x1="5.11cm" svg:y1="1.741cm" svg:x2="2.858cm" svg:y2="2.742cm" draw:start-shape="id13" draw:start-glue-point="7" draw:end-shape="id1" draw:end-glue-point="11" svg:d="M5110 1741l-2252 1001" svg:viewBox="0 0 2253 1002">
          <text:p/>
        </draw:connector>
        <draw:connector draw:style-name="gr3" draw:text-style-name="P1" draw:layer="layout" draw:type="line" svg:x1="5.276cm" svg:y1="1.809cm" svg:x2="5.614cm" svg:y2="2.728cm" draw:start-shape="id13" draw:start-glue-point="8" draw:end-shape="id5" draw:end-glue-point="5" svg:d="M5276 1809l338 919" svg:viewBox="0 0 339 920">
          <text:p/>
        </draw:connector>
        <draw:connector draw:style-name="gr3" draw:text-style-name="P1" draw:layer="layout" draw:type="line" svg:x1="5.441cm" svg:y1="1.741cm" svg:x2="8.501cm" svg:y2="2.814cm" draw:start-shape="id13" draw:start-glue-point="9" draw:end-shape="id9" draw:end-glue-point="5" svg:d="M5441 1741l3060 1073" svg:viewBox="0 0 3061 1074">
          <text:p/>
        </draw:connector>
        <draw:frame draw:style-name="gr4" draw:text-style-name="P3" draw:layer="layout" svg:width="1.973cm" svg:height="0.602cm" svg:x="1.309cm" svg:y="2.149cm">
          <draw:text-box>
            <text:p text:style-name="P2"><text:span text:style-name="T1">ou=CYaRon</text:span></text:p>
          </draw:text-box>
        </draw:frame>
        <draw:frame draw:style-name="gr4" draw:text-style-name="P3" draw:layer="layout" svg:width="1.973cm" svg:height="0.602cm" svg:x="3.743cm" svg:y="2.837cm">
          <draw:text-box>
            <text:p text:style-name="P2"><text:span text:style-name="T1">ou=AZALEA</text:span></text:p>
          </draw:text-box>
        </draw:frame>
        <draw:frame draw:style-name="gr7" draw:text-style-name="P3" draw:layer="layout" svg:width="2.318cm" svg:height="0.535cm" svg:x="7.943cm" svg:y="2.119cm">
          <draw:text-box>
            <text:p text:style-name="P2"><text:span text:style-name="T1">ou=Guilty Kiss</text:span></text:p>
          </draw:text-box>
        </draw:frame>
        <draw:custom-shape draw:style-name="gr8" draw:text-style-name="P1" draw:layer="layout" svg:width="8.933cm" svg:height="1.419cm" draw:transform="skewX (0.0020943951023932) rotate (0.00244346095279206) translate (1.439cm 2.11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006cm" svg:height="0.887cm" svg:x="6.008cm" svg:y="2.537cm">
          <draw:text-box>
            <text:p text:style-name="P4"><text:span text:style-name="T2">探索の対象が</text:span></text:p>
            <text:p text:style-name="P4"><text:span text:style-name="T2">子ノードのみなら</text:span></text:p>
            <text:p text:style-name="P4"><text:span text:style-name="T2"><text:s/></text:span><text:span text:style-name="T3">O(log n)</text:span></text:p>
          </draw:text-box>
        </draw:frame>
        <draw:frame draw:style-name="gr9" draw:text-style-name="P5" draw:layer="layout" svg:width="5.659cm" svg:height="0.675cm" svg:x="3.064cm" svg:y="6.004cm">
          <draw:text-box>
            <text:p text:style-name="P4"><text:span text:style-name="T4">その下のノードまで探査の対象に含むなら</text:span><text:span text:style-name="T3">O(n)</text:span></text:p>
          </draw:text-box>
        </draw:frame>
        <draw:custom-shape draw:style-name="gr10" draw:text-style-name="P1" draw:layer="layout" svg:width="9.635cm" svg:height="4.629cm" draw:transform="skewX (0.00209439510239319) rotate (0.00244346095279206) translate (1.058cm 1.8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10:32:48.249000000</dc:date>
    <meta:editing-duration>PT29M21S</meta:editing-duration>
    <meta:editing-cycles>9</meta:editing-cycles>
    <meta:generator>LibreOffice/5.4.4.2$Windows_X86_64 LibreOffice_project/2524958677847fb3bb44820e40380acbe820f960</meta:generator>
    <meta:document-statistic meta:object-count="42"/>
  </office:meta>
</office:document-meta>
</file>